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360000030096E3E1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3836233632641391183" text:style-name="L1">
        <text:list-item>
          <text:p text:style-name="P2">Diagrama de objetos</text:p>
        </text:list-item>
      </text:list>
      <text:p text:style-name="P1"/>
      <text:p text:style-name="P1"><draw:frame draw:style-name="fr1" draw:name="figuras1" text:anchor-type="paragraph" svg:width="16.999cm" svg:height="8.209cm" draw:z-index="0"><draw:image xlink:href="Pictures/10000201000006360000030096E3E19E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3</meta:editing-cycles>
    <meta:generator>OpenOffice/4.1.0$Win32 OpenOffice.org_project/410m18$Build-9764</meta:generator>
    <dc:date>2015-08-17T18:36:44.98</dc:date>
    <meta:document-statistic meta:table-count="0" meta:image-count="1" meta:object-count="0" meta:page-count="1" meta:paragraph-count="2" meta:word-count="4" meta:character-count="21"/>
    <meta:user-defined meta:name="Info 1"/>
    <meta:user-defined meta:name="Info 2"/>
    <meta:user-defined meta:name="Info 3"/>
    <meta:user-defined meta:name="Info 4"/>
  </office:meta>
</office:document-meta>
</file>